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1b5e3" officeooo:paragraph-rsid="0001b5e3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1b5e3" officeooo:paragraph-rsid="000238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s Table</text:p>
      <text:p text:style-name="P1"/>
      <text:p text:style-name="P1">10 * 10 = ____</text:p>
      <text:p text:style-name="P1">correct/incorrect</text:p>
      <text:p text:style-name="P1"/>
      <text:p text:style-name="P1">786 * 100 = ___</text:p>
      <text:p text:style-name="P1">correct/incorrect</text:p>
      <text:p text:style-name="P1"/>
      <text:p text:style-name="P1">896 * 7 = _____</text:p>
      <text:p text:style-name="P1">Work out:</text:p>
      <text:p text:style-name="P1"/>
      <text:p text:style-name="P1"/>
      <text:p text:style-name="P1"/>
      <text:p text:style-name="P1"/>
      <text:p text:style-name="P1"/>
      <text:p text:style-name="P1">correct/incorrect</text:p>
      <text:p text:style-name="P1"/>
      <text:p text:style-name="P2">Times Table</text:p>
      <text:p text:style-name="P2"/>
      <text:p text:style-name="P2">10 * 10 = ____</text:p>
      <text:p text:style-name="P2">correct/incorrect</text:p>
      <text:p text:style-name="P2"/>
      <text:p text:style-name="P2">786 * 100 = ___</text:p>
      <text:p text:style-name="P2">correct/incorrect</text:p>
      <text:p text:style-name="P2"/>
      <text:p text:style-name="P2">896 * 7 = _____</text:p>
      <text:p text:style-name="P2">Work out:</text:p>
      <text:p text:style-name="P2"/>
      <text:p text:style-name="P2"/>
      <text:p text:style-name="P2"/>
      <text:p text:style-name="P2"/>
      <text:p text:style-name="P2"/>
      <text:p text:style-name="P2">correct/incorrect</text:p>
      <text:p text:style-name="P2"/>
      <text:p text:style-name="P2">Times Table</text:p>
      <text:p text:style-name="P2"/>
      <text:p text:style-name="P2">10 * 10 = ____</text:p>
      <text:p text:style-name="P2">correct/incorrect</text:p>
      <text:p text:style-name="P2"/>
      <text:p text:style-name="P2">786 * 100 = ___</text:p>
      <text:p text:style-name="P2">correct/incorrect</text:p>
      <text:p text:style-name="P2"/>
      <text:p text:style-name="P2">896 * 7 = _____</text:p>
      <text:p text:style-name="P2">Work out:</text:p>
      <text:p text:style-name="P2"/>
      <text:p text:style-name="P2"/>
      <text:p text:style-name="P2"/>
      <text:p text:style-name="P2"/>
      <text:p text:style-name="P2"/>
      <text:p text:style-name="P2">correct/incor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9:07:22.344000000</meta:creation-date>
    <dc:date>2015-10-09T20:59:05.329000000</dc:date>
    <meta:editing-duration>PT1H51M42S</meta:editing-duration>
    <meta:editing-cycles>3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4" meta:word-count="66" meta:character-count="345" meta:non-whitespace-character-count="303"/>
  </office:meta>
</office:document-meta>
</file>